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Standard">
      <style:text-properties officeooo:rsid="001f40e5" officeooo:paragraph-rsid="001f40e5"/>
    </style:style>
    <style:style style:name="P3" style:family="paragraph" style:parent-style-name="Standard">
      <style:text-properties officeooo:rsid="001f40e5" officeooo:paragraph-rsid="0025e45c"/>
    </style:style>
    <style:style style:name="P4" style:family="paragraph" style:parent-style-name="Standard">
      <style:text-properties officeooo:rsid="001f40e5" officeooo:paragraph-rsid="00276a58"/>
    </style:style>
    <style:style style:name="P5" style:family="paragraph" style:parent-style-name="Standard">
      <style:text-properties officeooo:rsid="001f40e5" officeooo:paragraph-rsid="002a4193"/>
    </style:style>
    <style:style style:name="P6" style:family="paragraph" style:parent-style-name="Standard">
      <style:text-properties officeooo:rsid="002210ea" officeooo:paragraph-rsid="002210ea"/>
    </style:style>
    <style:style style:name="P7" style:family="paragraph" style:parent-style-name="Standard">
      <style:text-properties officeooo:rsid="002210ea" officeooo:paragraph-rsid="00276a58"/>
    </style:style>
    <style:style style:name="P8" style:family="paragraph" style:parent-style-name="Standard">
      <style:text-properties officeooo:rsid="00276a58" officeooo:paragraph-rsid="00276a58"/>
    </style:style>
    <style:style style:name="P9" style:family="paragraph" style:parent-style-name="Standard">
      <style:text-properties officeooo:rsid="00288796" officeooo:paragraph-rsid="00288796"/>
    </style:style>
    <style:style style:name="P10" style:family="paragraph" style:parent-style-name="Standard">
      <style:text-properties officeooo:rsid="002a4193" officeooo:paragraph-rsid="002a4193"/>
    </style:style>
    <style:style style:name="P11" style:family="paragraph" style:parent-style-name="Standard">
      <style:text-properties officeooo:rsid="002210ea" officeooo:paragraph-rsid="00276a58"/>
    </style:style>
    <style:style style:name="T1" style:family="text">
      <style:text-properties fo:font-style="italic" officeooo:rsid="0029cf0f" style:font-style-asian="italic" style:font-style-complex="italic"/>
    </style:style>
    <style:style style:name="T2" style:family="text">
      <style:text-properties officeooo:rsid="0029cf0f"/>
    </style:style>
    <style:style style:name="T3" style:family="text">
      <style:text-properties officeooo:rsid="00276a58"/>
    </style:style>
    <style:style style:name="T4" style:family="text">
      <style:text-properties officeooo:rsid="0023fce3"/>
    </style:style>
    <style:style style:name="T5" style:family="text">
      <style:text-properties officeooo:rsid="0025e45c"/>
    </style:style>
    <style:style style:name="T6" style:family="text">
      <style:text-properties officeooo:rsid="0027f29d"/>
    </style:style>
    <style:style style:name="T7" style:family="text">
      <style:text-properties officeooo:rsid="002a419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4193" style:font-weight-asian="bold" style:font-weight-complex="bold"/>
    </style:style>
    <style:style style:name="T10" style:family="text">
      <style:text-properties officeooo:rsid="002ad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Quantifying </text:span><text:span text:style-name="T9">C</text:span><text:span text:style-name="T8">ollaboration in </text:span><text:span text:style-name="T9">A</text:span><text:span text:style-name="T8">quaculture </text:span><text:span text:style-name="T9">R</text:span><text:span text:style-name="T8">esearch and </text:span><text:span text:style-name="T9">D</text:span><text:span text:style-name="T8">evelopment in Canada</text:span></text:p>
      <text:p text:style-name="P7"/>
      <text:p text:style-name="P2">C. Mimeault and M. Williamson</text:p>
      <text:p text:style-name="P8">Affiliations</text:p>
      <text:p text:style-name="P8"/>
      <text:p text:style-name="P2">ABSTRACT</text:p>
      <text:p text:style-name="P2"/>
      <text:p text:style-name="P2"/>
      <text:p text:style-name="P2"/>
      <text:p text:style-name="P2"/>
      <text:p text:style-name="P2">INTRODUCTION</text:p>
      <text:p text:style-name="P2"/>
      <text:p text:style-name="P2"/>
      <text:p text:style-name="P2"/>
      <text:p text:style-name="P2"/>
      <text:p text:style-name="P2">METHODOLOGY</text:p>
      <text:p text:style-name="P2"/>
      <text:p text:style-name="P2">Data</text:p>
      <text:p text:style-name="P3">Data were extracted from the biannual Canadian Aquaculture Research and Development Reviews (hereinafter referred to as <text:span text:style-name="T4">the </text:span>R&amp;D <text:span text:style-name="T6">Re</text:span>views) <text:span text:style-name="T4">published by </text:span>Fisheries and Oceans Canada <text:span text:style-name="T3">(DFO) in partnership with the Aquaculture Association of Canada (AAC)</text:span>. Relevant information <text:span text:style-name="T5">such as </text:span>title, category, date, funding information, research lead, research team and collaborators were extracted to yaml file<text:span text:style-name="T3">s</text:span>. For the context of this paper, collaborators <text:span text:style-name="T6">include all people and associated organizations listed as either </text:span>research lead, research team <text:span text:style-name="T6">or </text:span>collaborators <text:span text:style-name="T6">under a given project. Analyses presented in this paper include data and information from R&amp;D Reviews from years 2015, XXXX and XXXX. </text:span></text:p>
      <text:p text:style-name="P2"/>
      <text:p text:style-name="P2">Procedures</text:p>
      <text:p text:style-name="P9">Nodes and edge files for network analyses were created through Python scripts (available XXX<text:span text:style-name="T10">github vs Dryad</text:span>) extracting information fromm yaml files. <text:s/></text:p>
      <text:p text:style-name="P9"/>
      <text:p text:style-name="P9">Inconsistencies and incomplete data in the R&amp;D Reviews were either completed when...</text:p>
      <text:p text:style-name="P10"/>
      <text:p text:style-name="P5">TODO - Determine how to deal with researchers with double associations</text:p>
      <text:p text:style-name="P5">such as Gregor Reid (DFO and UNBSJ researcher)</text:p>
      <text:p text:style-name="P2"/>
      <text:p text:style-name="P2"/>
      <text:p text:style-name="P2">RESULTS</text:p>
      <text:p text:style-name="P2"/>
      <text:p text:style-name="P2"/>
      <text:p text:style-name="P2"/>
      <text:p text:style-name="P2"/>
      <text:p text:style-name="P2">DISCUSSION</text:p>
      <text:p text:style-name="P2"/>
      <text:p text:style-name="P2"/>
      <text:p text:style-name="P2"/>
      <text:p text:style-name="P2"><text:soft-page-break/></text:p>
      <text:p text:style-name="P2">REFERENC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fo:font-style="italic" officeooo:rsid="0029cf0f" style:font-style-asian="italic" style:font-style-complex="italic"/>
    </style:style>
    <style:style style:name="MT2" style:family="text">
      <style:text-properties officeooo:rsid="0029cf0f"/>
    </style:style>
    <style:style style:name="MT3" style:family="text">
      <style:text-properties officeooo:rsid="00276a5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Draft manuscript on aquaculture collaboration</text:span><text:span text:style-name="MT2"><text:tab/><text:tab/></text:span><text:page-number text:select-page="current">2</text:page-number> <text:span text:style-name="MT3">of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47:37.137552183</meta:creation-date>
    <dc:date>2016-02-27T16:35:46.727423051</dc:date>
    <meta:editing-duration>PT34M17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2" meta:paragraph-count="17" meta:word-count="182" meta:character-count="1280" meta:non-whitespace-character-count="1111"/>
  </office:meta>
</office:document-meta>
</file>